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23cm"/>
    </style:style>
    <style:style style:name="co2" style:family="table-column">
      <style:table-column-properties fo:break-before="auto" style:column-width="2.708cm"/>
    </style:style>
    <style:style style:name="co3" style:family="table-column">
      <style:table-column-properties fo:break-before="auto" style:column-width="2.999cm"/>
    </style:style>
    <style:style style:name="co4" style:family="table-column">
      <style:table-column-properties fo:break-before="auto" style:column-width="2.958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fo:font-size="10pt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/>
    </style:style>
    <style:style style:name="T3" style:family="text">
      <style:text-properties fo:font-size="10pt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Serif" style:font-name-complex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<text:span text:style-name="T1">n (angle = 2</text:span><text:span text:style-name="T2">π</text:span><text:span text:style-name="T3">/n)</text:span></text:p>
          </table:table-cell>
          <table:table-cell table:style-name="ce1" office:value-type="string" calcext:value-type="string">
            <text:p>chord (AB)</text:p>
          </table:table-cell>
          <table:table-cell table:style-name="ce1" office:value-type="string" calcext:value-type="string">
            <text:p>(AB / 2)^2</text:p>
          </table:table-cell>
          <table:table-cell table:style-name="ce1" office:value-type="string" calcext:value-type="string">
            <text:p>half cord (CB)</text:p>
          </table:table-cell>
          <table:table-cell table:style-name="ce1" office:value-type="string" calcext:value-type="string">
            <text:p><text:span text:style-name="T4">π </text:span><text:span text:style-name="T5">≈ </text:span>half cord * n</text:p>
          </table:table-cell>
          <table:table-cell table:style-name="ce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SQRT(2)" office:value-type="float" office:value="1.4142135623731" calcext:value-type="float">
            <text:p>1.4142135624</text:p>
          </table:table-cell>
          <table:table-cell table:formula="of:=([.C3]/2)^2" office:value-type="float" office:value="0.5" calcext:value-type="float">
            <text:p>0.5000000000</text:p>
          </table:table-cell>
          <table:table-cell table:formula="of:=SQRT((1-SQRT(1-[.D3]))^2+[.D3])" office:value-type="float" office:value="0.76536686473018" calcext:value-type="float">
            <text:p>0.7653668647</text:p>
          </table:table-cell>
          <table:table-cell table:formula="of:=[.E3]*[.B3]" office:value-type="float" office:value="3.06146745892072" calcext:value-type="float">
            <text:p>3.0614674589</text:p>
          </table:table-cell>
          <table:table-cell/>
        </table:table-row>
        <table:table-row table:style-name="ro2">
          <table:table-cell/>
          <table:table-cell table:formula="of:=[.B3]*2" office:value-type="float" office:value="8" calcext:value-type="float">
            <text:p>8</text:p>
          </table:table-cell>
          <table:table-cell table:formula="of:=[.E3]" office:value-type="float" office:value="0.76536686473018" calcext:value-type="float">
            <text:p>0.7653668647</text:p>
          </table:table-cell>
          <table:table-cell table:formula="of:=([.C4]/2)^2" office:value-type="float" office:value="0.146446609406726" calcext:value-type="float">
            <text:p>0.1464466094</text:p>
          </table:table-cell>
          <table:table-cell table:formula="of:=SQRT((1-SQRT(1-[.D4]))^2+[.D4])" office:value-type="float" office:value="0.390180644032257" calcext:value-type="float">
            <text:p>0.3901806440</text:p>
          </table:table-cell>
          <table:table-cell table:formula="of:=[.E4]*[.B4]" office:value-type="float" office:value="3.12144515225805" calcext:value-type="float">
            <text:p>3.1214451523</text:p>
          </table:table-cell>
          <table:table-cell/>
        </table:table-row>
        <table:table-row table:style-name="ro2">
          <table:table-cell/>
          <table:table-cell table:formula="of:=[.B4]*2" office:value-type="float" office:value="16" calcext:value-type="float">
            <text:p>16</text:p>
          </table:table-cell>
          <table:table-cell table:formula="of:=[.E4]" office:value-type="float" office:value="0.390180644032257" calcext:value-type="float">
            <text:p>0.3901806440</text:p>
          </table:table-cell>
          <table:table-cell table:formula="of:=([.C5]/2)^2" office:value-type="float" office:value="0.0380602337443566" calcext:value-type="float">
            <text:p>0.0380602337</text:p>
          </table:table-cell>
          <table:table-cell table:formula="of:=SQRT((1-SQRT(1-[.D5]))^2+[.D5])" office:value-type="float" office:value="0.196034280659121" calcext:value-type="float">
            <text:p>0.1960342807</text:p>
          </table:table-cell>
          <table:table-cell table:formula="of:=[.E5]*[.B5]" office:value-type="float" office:value="3.13654849054594" calcext:value-type="float">
            <text:p>3.1365484905</text:p>
          </table:table-cell>
          <table:table-cell/>
        </table:table-row>
        <table:table-row table:style-name="ro2">
          <table:table-cell/>
          <table:table-cell table:formula="of:=[.B5]*2" office:value-type="float" office:value="32" calcext:value-type="float">
            <text:p>32</text:p>
          </table:table-cell>
          <table:table-cell table:formula="of:=[.E5]" office:value-type="float" office:value="0.196034280659121" calcext:value-type="float">
            <text:p>0.1960342807</text:p>
          </table:table-cell>
          <table:table-cell table:formula="of:=([.C6]/2)^2" office:value-type="float" office:value="0.00960735979838478" calcext:value-type="float">
            <text:p>0.0096073598</text:p>
          </table:table-cell>
          <table:table-cell table:formula="of:=SQRT((1-SQRT(1-[.D6]))^2+[.D6])" office:value-type="float" office:value="0.098135348654836" calcext:value-type="float">
            <text:p>0.0981353487</text:p>
          </table:table-cell>
          <table:table-cell table:formula="of:=[.E6]*[.B6]" office:value-type="float" office:value="3.14033115695475" calcext:value-type="float">
            <text:p>3.1403311570</text:p>
          </table:table-cell>
          <table:table-cell/>
        </table:table-row>
        <table:table-row table:style-name="ro2">
          <table:table-cell/>
          <table:table-cell table:formula="of:=[.B6]*2" office:value-type="float" office:value="64" calcext:value-type="float">
            <text:p>64</text:p>
          </table:table-cell>
          <table:table-cell table:formula="of:=[.E6]" office:value-type="float" office:value="0.098135348654836" calcext:value-type="float">
            <text:p>0.0981353487</text:p>
          </table:table-cell>
          <table:table-cell table:formula="of:=([.C7]/2)^2" office:value-type="float" office:value="0.00240763666390156" calcext:value-type="float">
            <text:p>0.0024076367</text:p>
          </table:table-cell>
          <table:table-cell table:formula="of:=SQRT((1-SQRT(1-[.D7]))^2+[.D7])" office:value-type="float" office:value="0.0490824570458246" calcext:value-type="float">
            <text:p>0.0490824570</text:p>
          </table:table-cell>
          <table:table-cell table:formula="of:=[.E7]*[.B7]" office:value-type="float" office:value="3.14127725093277" calcext:value-type="float">
            <text:p>3.1412772509</text:p>
          </table:table-cell>
          <table:table-cell/>
        </table:table-row>
        <table:table-row table:style-name="ro2">
          <table:table-cell/>
          <table:table-cell table:formula="of:=[.B7]*2" office:value-type="float" office:value="128" calcext:value-type="float">
            <text:p>128</text:p>
          </table:table-cell>
          <table:table-cell table:formula="of:=[.E7]" office:value-type="float" office:value="0.0490824570458246" calcext:value-type="float">
            <text:p>0.0490824570</text:p>
          </table:table-cell>
          <table:table-cell table:formula="of:=([.C8]/2)^2" office:value-type="float" office:value="0.000602271897413804" calcext:value-type="float">
            <text:p>0.0006022719</text:p>
          </table:table-cell>
          <table:table-cell table:formula="of:=SQRT((1-SQRT(1-[.D8]))^2+[.D8])" office:value-type="float" office:value="0.0245430765714399" calcext:value-type="float">
            <text:p>0.0245430766</text:p>
          </table:table-cell>
          <table:table-cell table:formula="of:=[.E8]*[.B8]" office:value-type="float" office:value="3.1415138011443" calcext:value-type="float">
            <text:p>3.1415138011</text:p>
          </table:table-cell>
          <table:table-cell/>
        </table:table-row>
        <table:table-row table:style-name="ro2">
          <table:table-cell/>
          <table:table-cell table:formula="of:=[.B8]*2" office:value-type="float" office:value="256" calcext:value-type="float">
            <text:p>256</text:p>
          </table:table-cell>
          <table:table-cell table:formula="of:=[.E8]" office:value-type="float" office:value="0.0245430765714399" calcext:value-type="float">
            <text:p>0.0245430766</text:p>
          </table:table-cell>
          <table:table-cell table:formula="of:=([.C9]/2)^2" office:value-type="float" office:value="0.00015059065189789" calcext:value-type="float">
            <text:p>0.0001505907</text:p>
          </table:table-cell>
          <table:table-cell table:formula="of:=SQRT((1-SQRT(1-[.D9]))^2+[.D9])" office:value-type="float" office:value="0.012271769298309" calcext:value-type="float">
            <text:p>0.0122717693</text:p>
          </table:table-cell>
          <table:table-cell table:formula="of:=[.E9]*[.B9]" office:value-type="float" office:value="3.14157294036709" calcext:value-type="float">
            <text:p>3.1415729404</text:p>
          </table:table-cell>
          <table:table-cell/>
        </table:table-row>
        <table:table-row table:style-name="ro2">
          <table:table-cell/>
          <table:table-cell table:formula="of:=[.B9]*2" office:value-type="float" office:value="512" calcext:value-type="float">
            <text:p>512</text:p>
          </table:table-cell>
          <table:table-cell table:formula="of:=[.E9]" office:value-type="float" office:value="0.012271769298309" calcext:value-type="float">
            <text:p>0.0122717693</text:p>
          </table:table-cell>
          <table:table-cell table:formula="of:=([.C10]/2)^2" office:value-type="float" office:value="0.0000376490804277296" calcext:value-type="float">
            <text:p>0.0000376491</text:p>
          </table:table-cell>
          <table:table-cell table:formula="of:=SQRT((1-SQRT(1-[.D10]))^2+[.D10])" office:value-type="float" office:value="0.00613591352593195" calcext:value-type="float">
            <text:p>0.0061359135</text:p>
          </table:table-cell>
          <table:table-cell table:formula="of:=[.E10]*[.B10]" office:value-type="float" office:value="3.14158772527716" calcext:value-type="float">
            <text:p>3.1415877253</text:p>
          </table:table-cell>
          <table:table-cell/>
        </table:table-row>
        <table:table-row table:style-name="ro2">
          <table:table-cell/>
          <table:table-cell table:formula="of:=[.B10]*2" office:value-type="float" office:value="1024" calcext:value-type="float">
            <text:p>1,024</text:p>
          </table:table-cell>
          <table:table-cell table:formula="of:=[.E10]" office:value-type="float" office:value="0.00613591352593195" calcext:value-type="float">
            <text:p>0.0061359135</text:p>
          </table:table-cell>
          <table:table-cell table:formula="of:=([.C11]/2)^2" office:value-type="float" office:value="0.00000941235869942867" calcext:value-type="float">
            <text:p>0.0000094124</text:p>
          </table:table-cell>
          <table:table-cell table:formula="of:=SQRT((1-SQRT(1-[.D11]))^2+[.D11])" office:value-type="float" office:value="0.00306796037256953" calcext:value-type="float">
            <text:p>0.0030679604</text:p>
          </table:table-cell>
          <table:table-cell table:formula="of:=[.E11]*[.B11]" office:value-type="float" office:value="3.1415914215112" calcext:value-type="float">
            <text:p>3.1415914215</text:p>
          </table:table-cell>
          <table:table-cell/>
        </table:table-row>
        <table:table-row table:style-name="ro2">
          <table:table-cell/>
          <table:table-cell table:formula="of:=[.B11]*2" office:value-type="float" office:value="2048" calcext:value-type="float">
            <text:p>2,048</text:p>
          </table:table-cell>
          <table:table-cell table:formula="of:=[.E11]" office:value-type="float" office:value="0.00306796037256953" calcext:value-type="float">
            <text:p>0.0030679604</text:p>
          </table:table-cell>
          <table:table-cell table:formula="of:=([.C12]/2)^2" office:value-type="float" office:value="0.00000235309521191424" calcext:value-type="float">
            <text:p>0.0000023531</text:p>
          </table:table-cell>
          <table:table-cell table:formula="of:=SQRT((1-SQRT(1-[.D12]))^2+[.D12])" office:value-type="float" office:value="0.00153398063748541" calcext:value-type="float">
            <text:p>0.0015339806</text:p>
          </table:table-cell>
          <table:table-cell table:formula="of:=[.E12]*[.B12]" office:value-type="float" office:value="3.14159234557012" calcext:value-type="float">
            <text:p>3.1415923456</text:p>
          </table:table-cell>
          <table:table-cell/>
        </table:table-row>
        <table:table-row table:style-name="ro2">
          <table:table-cell/>
          <table:table-cell table:formula="of:=[.B12]*2" office:value-type="float" office:value="4096" calcext:value-type="float">
            <text:p>4,096</text:p>
          </table:table-cell>
          <table:table-cell table:formula="of:=[.E12]" office:value-type="float" office:value="0.00153398063748541" calcext:value-type="float">
            <text:p>0.0015339806</text:p>
          </table:table-cell>
          <table:table-cell table:formula="of:=([.C13]/2)^2" office:value-type="float" office:value="0.000000588274149045036" calcext:value-type="float">
            <text:p>0.0000005883</text:p>
          </table:table-cell>
          <table:table-cell table:formula="of:=SQRT((1-SQRT(1-[.D13]))^2+[.D13])" office:value-type="float" office:value="0.000766990375142791" calcext:value-type="float">
            <text:p>0.0007669904</text:p>
          </table:table-cell>
          <table:table-cell table:formula="of:=[.E13]*[.B13]" office:value-type="float" office:value="3.14159257658487" calcext:value-type="float">
            <text:p>3.1415925766</text:p>
          </table:table-cell>
          <table:table-cell/>
        </table:table-row>
        <table:table-row table:style-name="ro2">
          <table:table-cell/>
          <table:table-cell table:formula="of:=[.B13]*2" office:value-type="float" office:value="8192" calcext:value-type="float">
            <text:p>8,192</text:p>
          </table:table-cell>
          <table:table-cell table:formula="of:=[.E13]" office:value-type="float" office:value="0.000766990375142791" calcext:value-type="float">
            <text:p>0.0007669904</text:p>
          </table:table-cell>
          <table:table-cell table:formula="of:=([.C14]/2)^2" office:value-type="float" office:value="0.00000014706855889042" calcext:value-type="float">
            <text:p>0.0000001471</text:p>
          </table:table-cell>
          <table:table-cell table:formula="of:=SQRT((1-SQRT(1-[.D14]))^2+[.D14])" office:value-type="float" office:value="0.000383495194621407" calcext:value-type="float">
            <text:p>0.0003834952</text:p>
          </table:table-cell>
          <table:table-cell table:formula="of:=[.E14]*[.B14]" office:value-type="float" office:value="3.14159263433856" calcext:value-type="float">
            <text:p>3.1415926343</text:p>
          </table:table-cell>
          <table:table-cell/>
        </table:table-row>
        <table:table-row table:style-name="ro2">
          <table:table-cell/>
          <table:table-cell table:formula="of:=[.B14]*2" office:value-type="float" office:value="16384" calcext:value-type="float">
            <text:p>16,384</text:p>
          </table:table-cell>
          <table:table-cell table:formula="of:=[.E14]" office:value-type="float" office:value="0.000383495194621407" calcext:value-type="float">
            <text:p>0.0003834952</text:p>
          </table:table-cell>
          <table:table-cell table:formula="of:=([.C15]/2)^2" office:value-type="float" office:value="0.0000000367671410744276" calcext:value-type="float">
            <text:p>0.0000000368</text:p>
          </table:table-cell>
          <table:table-cell table:formula="of:=SQRT((1-SQRT(1-[.D15]))^2+[.D15])" office:value-type="float" office:value="0.000191747598191955" calcext:value-type="float">
            <text:p>0.0001917476</text:p>
          </table:table-cell>
          <table:table-cell table:formula="of:=[.E15]*[.B15]" office:value-type="float" office:value="3.14159264877699" calcext:value-type="float">
            <text:p>3.1415926488</text:p>
          </table:table-cell>
          <table:table-cell/>
        </table:table-row>
        <table:table-row table:style-name="ro2">
          <table:table-cell/>
          <table:table-cell table:formula="of:=[.B15]*2" office:value-type="float" office:value="32768" calcext:value-type="float">
            <text:p>32,768</text:p>
          </table:table-cell>
          <table:table-cell table:formula="of:=[.E15]" office:value-type="float" office:value="0.000191747598191955" calcext:value-type="float">
            <text:p>0.0001917476</text:p>
          </table:table-cell>
          <table:table-cell table:formula="of:=([.C16]/2)^2" office:value-type="float" office:value="0.00000000919178535309583" calcext:value-type="float">
            <text:p>0.0000000092</text:p>
          </table:table-cell>
          <table:table-cell table:formula="of:=SQRT((1-SQRT(1-[.D16]))^2+[.D16])" office:value-type="float" office:value="0.0000958737992061338" calcext:value-type="float">
            <text:p>0.0000958738</text:p>
          </table:table-cell>
          <table:table-cell table:formula="of:=[.E16]*[.B16]" office:value-type="float" office:value="3.14159265238659" calcext:value-type="float">
            <text:p>3.1415926524</text:p>
          </table:table-cell>
          <table:table-cell/>
        </table:table-row>
        <table:table-row table:style-name="ro2">
          <table:table-cell/>
          <table:table-cell table:formula="of:=[.B16]*2" office:value-type="float" office:value="65536" calcext:value-type="float">
            <text:p>65,536</text:p>
          </table:table-cell>
          <table:table-cell table:formula="of:=[.E16]" office:value-type="float" office:value="0.0000958737992061338" calcext:value-type="float">
            <text:p>0.0000958738</text:p>
          </table:table-cell>
          <table:table-cell table:formula="of:=([.C17]/2)^2" office:value-type="float" office:value="0.00000000229794634355451" calcext:value-type="float">
            <text:p>0.0000000023</text:p>
          </table:table-cell>
          <table:table-cell table:formula="of:=SQRT((1-SQRT(1-[.D17]))^2+[.D17])" office:value-type="float" office:value="0.0000479368996168364" calcext:value-type="float">
            <text:p>0.0000479369</text:p>
          </table:table-cell>
          <table:table-cell table:formula="of:=[.E17]*[.B17]" office:value-type="float" office:value="3.14159265328899" calcext:value-type="float">
            <text:p>3.14159265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11:45:56.10357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6T11:15:00.138405400</meta:creation-date>
    <dc:date>2025-03-16T11:46:51.982387400</dc:date>
    <meta:editing-duration>PT5M15S</meta:editing-duration>
    <meta:editing-cycles>3</meta:editing-cycles>
    <meta:generator>LibreOffice/25.2.0.3$Windows_X86_64 LibreOffice_project/e1cf4a87eb02d755bce1a01209907ea5ddc8f069</meta:generator>
    <meta:document-statistic meta:table-count="1" meta:cell-count="80" meta:object-count="0"/>
  </office:meta>
</office:document-meta>
</file>